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29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VSS, Proiect 3. Agenda Informatică – Română, 2018-2019/II, S01→S12</text:p>
      <text:p text:style-name="P1"/>
      <text:p text:style-name="P1">Proiectaţi şi implementaţi o aplicaţie Java pentru rezolvarea problemei propuse. Se va evidenţia o</text:p>
      <text:p text:style-name="P1">arhitectură stratificată. Informaţiile vor fi preluate din fişiere text.</text:p>
      <text:p text:style-name="Standard"/>
      <text:p text:style-name="Standard">3. Agenda personală</text:p>
      <text:p text:style-name="Standard">Se cere dezvoltarea unei aplicatii Desktop care sa sprijine utilizatorii in organizarea eficienta a</text:p>
      <text:p text:style-name="Standard">timpului si a relatiilor sociale. Aplicatia va avea urmatoarele functionalitati:</text:p>
      <text:p text:style-name="Standard"/>
      <text:p text:style-name="Standard"><text:span text:style-name="T1">F01</text:span>. adaugarea de contacte (nume, adresa, numar de telefon, adresa email). <text:span text:style-name="T2">In cazul in care se introduc date dublicate despre aceeasi persoana, aplicatie afiseaza un mesaj de avertizare</text:span>;</text:p>
      <text:p text:style-name="Standard"><text:span text:style-name="T1">F02</text:span>. programarea unor activitati (denumire, descriere, data, locul, ora inceput, durata, contacte);</text:p>
      <text:p text:style-name="Standard"><text:span text:style-name="T1">F03</text:span>. generarea unui raport cu activitatile pe care le are utilizatorul (nume, user, parola) la o anumita</text:p>
      <text:p text:style-name="Standard">data, ordonate dupa ora de inceput. <text:span text:style-name="T2">R</text:span>aport va fi afisat sub forma unui tabel, continand toate</text:p>
      <text:p text:style-name="Standard">informatiile legate de activitate si numele contactelor, <text:span text:style-name="T2">fiecare detaliu pe o coloana separata</text:span></text:p>
      <text:p text:style-name="Standard"/>
      <text:p text:style-name="P1">La pornirea aplicatiei utilizatorul se poate loga, dupa care are un meniu din care poate adauga</text:p>
      <text:p text:style-name="P1">Activitati, Contacte si vizualiza raport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10:00.446269194</meta:creation-date>
    <dc:date>2019-03-18T09:13:36.188163946</dc:date>
    <meta:editing-duration>PT3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65" meta:character-count="1149" meta:non-whitespace-character-count="996"/>
  </office:meta>
</office:document-meta>
</file>